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>
      <style:text-properties officeooo:rsid="0001ff6f" officeooo:paragraph-rsid="0001ff6f"/>
    </style:style>
    <style:style style:name="P2" style:family="paragraph" style:parent-style-name="Text_20_body">
      <style:text-properties officeooo:rsid="0001ff6f" officeooo:paragraph-rsid="0001ff6f"/>
    </style:style>
    <style:style style:name="P3" style:family="paragraph" style:parent-style-name="Text_20_body">
      <style:text-properties officeooo:rsid="0005bc29" officeooo:paragraph-rsid="0005bc29"/>
    </style:style>
    <style:style style:name="P4" style:family="paragraph" style:parent-style-name="Text_20_body">
      <style:text-properties officeooo:rsid="0001ff6f" officeooo:paragraph-rsid="0003c0dd"/>
    </style:style>
    <style:style style:name="P5" style:family="paragraph" style:parent-style-name="Text_20_body">
      <style:text-properties officeooo:rsid="0003c0dd" officeooo:paragraph-rsid="0003c0dd"/>
    </style:style>
    <style:style style:name="P6" style:family="paragraph" style:parent-style-name="Heading_20_2">
      <style:text-properties officeooo:rsid="0005bc29" officeooo:paragraph-rsid="0005bc29"/>
    </style:style>
    <style:style style:name="P7" style:family="paragraph" style:parent-style-name="Text_20_body">
      <style:text-properties officeooo:rsid="00078395" officeooo:paragraph-rsid="00078395"/>
    </style:style>
    <style:style style:name="P8" style:family="paragraph" style:parent-style-name="Text_20_body" style:list-style-name="L1">
      <style:text-properties officeooo:rsid="00078395" officeooo:paragraph-rsid="00078395"/>
    </style:style>
    <style:style style:name="P9" style:family="paragraph" style:parent-style-name="Text_20_body" style:list-style-name="L1">
      <style:text-properties officeooo:rsid="000b511b" officeooo:paragraph-rsid="000b511b"/>
    </style:style>
    <style:style style:name="P10" style:family="paragraph" style:parent-style-name="Text_20_body" style:list-style-name="L1">
      <style:text-properties officeooo:rsid="00091fa9" officeooo:paragraph-rsid="000d27c8"/>
    </style:style>
    <style:style style:name="P11" style:family="paragraph" style:parent-style-name="Text_20_body" style:list-style-name="L1">
      <style:text-properties officeooo:rsid="000d27c8" officeooo:paragraph-rsid="000d27c8"/>
    </style:style>
    <style:style style:name="P12" style:family="paragraph" style:parent-style-name="Text_20_body">
      <style:text-properties officeooo:rsid="0012cb83" officeooo:paragraph-rsid="0012cb83"/>
    </style:style>
    <style:style style:name="P13" style:family="paragraph" style:parent-style-name="Heading_20_4">
      <style:text-properties officeooo:rsid="00219e99" officeooo:paragraph-rsid="00219e99"/>
    </style:style>
    <style:style style:name="P14" style:family="paragraph" style:parent-style-name="Preformatted_20_Text">
      <style:paragraph-properties fo:margin-left="0in" fo:text-indent="0in" style:auto-text-indent="false"/>
    </style:style>
    <style:style style:name="P15" style:family="paragraph" style:parent-style-name="Text_20_body" style:list-style-name="L2">
      <style:text-properties officeooo:rsid="0012cb83" officeooo:paragraph-rsid="0012cb83"/>
    </style:style>
    <style:style style:name="P16" style:family="paragraph" style:parent-style-name="Text_20_body" style:list-style-name="L2">
      <style:text-properties officeooo:rsid="00137f96" officeooo:paragraph-rsid="00137f96"/>
    </style:style>
    <style:style style:name="P17" style:family="paragraph" style:parent-style-name="Text_20_body">
      <style:text-properties officeooo:rsid="001c4929" officeooo:paragraph-rsid="001c4929"/>
    </style:style>
    <style:style style:name="P18" style:family="paragraph" style:parent-style-name="Text_20_body" style:list-style-name="L3">
      <style:text-properties officeooo:rsid="001c4929" officeooo:paragraph-rsid="001c4929"/>
    </style:style>
    <style:style style:name="P19" style:family="paragraph" style:parent-style-name="Text_20_body">
      <style:text-properties officeooo:paragraph-rsid="0012cb83"/>
    </style:style>
    <style:style style:name="P20" style:family="paragraph" style:parent-style-name="Text_20_body">
      <style:text-properties officeooo:rsid="002414cd" officeooo:paragraph-rsid="002414cd"/>
    </style:style>
    <style:style style:name="P21" style:family="paragraph" style:parent-style-name="Text_20_body" style:list-style-name="L4">
      <style:text-properties officeooo:rsid="002414cd" officeooo:paragraph-rsid="002414cd"/>
    </style:style>
    <style:style style:name="P22" style:family="paragraph" style:parent-style-name="Text_20_body" style:list-style-name="L4">
      <style:text-properties officeooo:rsid="00249840" officeooo:paragraph-rsid="00249840"/>
    </style:style>
    <style:style style:name="P23" style:family="paragraph" style:parent-style-name="Heading_20_4">
      <style:text-properties officeooo:rsid="0024f861" officeooo:paragraph-rsid="0024f861"/>
    </style:style>
    <style:style style:name="T1" style:family="text">
      <style:text-properties officeooo:rsid="0003c0dd"/>
    </style:style>
    <style:style style:name="T2" style:family="text">
      <style:text-properties officeooo:rsid="00078395"/>
    </style:style>
    <style:style style:name="T3" style:family="text">
      <style:text-properties officeooo:rsid="000faa13"/>
    </style:style>
    <style:style style:name="T4" style:family="text">
      <style:text-properties officeooo:rsid="000ca184"/>
    </style:style>
    <style:style style:name="T5" style:family="text">
      <style:text-properties officeooo:rsid="000eceff"/>
    </style:style>
    <style:style style:name="T6" style:family="text">
      <style:text-properties officeooo:rsid="000d27c8"/>
    </style:style>
    <style:style style:name="T7" style:family="text">
      <style:text-properties officeooo:rsid="000ec84e"/>
    </style:style>
    <style:style style:name="T8" style:family="text">
      <style:text-properties officeooo:rsid="00111b78"/>
    </style:style>
    <style:style style:name="T9" style:family="text">
      <style:text-properties officeooo:rsid="0012cb83"/>
    </style:style>
    <style:style style:name="T10" style:family="text">
      <style:text-properties officeooo:rsid="00138c6c"/>
    </style:style>
    <style:style style:name="T11" style:family="text">
      <style:text-properties officeooo:rsid="00137f96"/>
    </style:style>
    <style:style style:name="T12" style:family="text">
      <style:text-properties officeooo:rsid="001a7e1f"/>
    </style:style>
    <style:style style:name="T13" style:family="text">
      <style:text-properties officeooo:rsid="00192e56"/>
    </style:style>
    <style:style style:name="T14" style:family="text">
      <style:text-properties officeooo:rsid="0018035c"/>
    </style:style>
    <style:style style:name="T15" style:family="text">
      <style:text-properties officeooo:rsid="001d868e"/>
    </style:style>
    <style:style style:name="T16" style:family="text">
      <style:text-properties officeooo:rsid="0023f82a"/>
    </style:style>
    <style:style style:name="T17" style:family="text">
      <style:text-properties officeooo:rsid="002414cd"/>
    </style:style>
    <style:style style:name="T18" style:family="text">
      <style:text-properties officeooo:rsid="00266ac5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tent-Type Content Sharing Between Applications With Dbus</text:p>
      <text:p text:style-name="P2"/>
      <text:h text:style-name="Heading_20_2" text:outline-level="2">Reasoning</text:h>
      <text:p text:style-name="P2">Other platforms (especially mobile) provide a mechanism for sharing content and/or files between applications.</text:p>
      <text:p text:style-name="P2">This is an intuitive and convenient way of distributing content.</text:p>
      <text:p text:style-name="P2"/>
      <text:h text:style-name="Heading_20_2" text:outline-level="2">Proposal Basics</text:h>
      <text:p text:style-name="P2">Dbus could be used to handle intent registration and informing sharing applications of which receiving applications are available.</text:p>
      <text:p text:style-name="P2">Each application would be responsible for registering any sharing intent with Dbus.</text:p>
      <text:p text:style-name="P2">Applications could ask Dbus for a list of other Applications that would accept a given mime-type.</text:p>
      <text:p text:style-name="P2">Dbus would keep the register in the file system (shared between User ans System level).</text:p>
      <text:p text:style-name="P3">Applications could implement a simple Dbus interface to receive shared content.</text:p>
      <text:p text:style-name="P2"/>
      <text:h text:style-name="Heading_20_2" text:outline-level="2">Proposed Workflow</text:h>
      <text:p text:style-name="P2">Application A (at launch) → (Register Accepted mime-types) → Dbus</text:p>
      <text:p text:style-name="P4">Application B (at launch) → (Register Accepted mime-types) → Dbus <text:span text:style-name="T1">(Dbus does not keep duplicates)</text:span></text:p>
      <text:p text:style-name="P5">Application B User wants to share some content</text:p>
      <text:p text:style-name="P5">Application B → (mime-type) → Dbus to get list of possible destination applications</text:p>
      <text:p text:style-name="P5">Dbus → (list of Name and ID of applications) → Application B</text:p>
      <text:p text:style-name="P5">User selects destination application Application A</text:p>
      <text:p text:style-name="P5">Application B → (mime-type and base64 content string) → Application A</text:p>
      <text:p text:style-name="P3">Application A → (ACK message w/status code) → Application B</text:p>
      <text:p text:style-name="P5">Application A treats the content as designed…</text:p>
      <text:p text:style-name="P5"/>
      <text:h text:style-name="P6" text:outline-level="2"><text:soft-page-break/>Sample Minimal Implementation</text:h>
      <text:h text:style-name="Heading_20_3" text:outline-level="3">D<text:span text:style-name="T2">B</text:span>us Service</text:h>
      <text:p text:style-name="P7">DBus sharing service needs to implement two functions:</text:p>
      <text:list text:style-name="L1">
        <text:list-item>
          <text:p text:style-name="P8"><text:span text:style-name="T3">get_sharing_apps</text:span>(mime)</text:p>
          <text:list>
            <text:list-item>
              <text:p text:style-name="P9">Param “mime” is a string mime-type (ex: text/plain)</text:p>
            </text:list-item>
            <text:list-item>
              <text:p text:style-name="P9">Returns <text:span text:style-name="T4">a list of declared sharing apps (see Registration Object Sample below)</text:span></text:p>
            </text:list-item>
          </text:list>
        </text:list-item>
        <text:list-item>
          <text:p text:style-name="P10">register<text:span text:style-name="T5">_sharing</text:span>(ob) </text:p>
          <text:list>
            <text:list-item>
              <text:p text:style-name="P10"><text:span text:style-name="T6">Param</text:span> “ob” is a JSON string describing the accepted share offered by the application <text:span text:style-name="T4">(see Registration Object Sample below)</text:span></text:p>
            </text:list-item>
            <text:list-item>
              <text:p text:style-name="P11">Returns a JSON string</text:p>
              <text:list>
                <text:list-item>
                  <text:p text:style-name="P11">{“status_code”: 202, “message”: “Registration created”} <text:span text:style-name="T7">if not already registered</text:span></text:p>
                </text:list-item>
                <text:list-item>
                  <text:p text:style-name="P11">{“status_code”: 200, “message”: “Already registered”} <text:span text:style-name="T7">if already registered</text:span></text:p>
                </text:list-item>
              </text:list>
            </text:list-item>
          </text:list>
        </text:list-item>
      </text:list>
      <text:h text:style-name="Heading_20_4" text:outline-level="4">Registration Object Sample</text:h>
      <text:p text:style-name="Preformatted_20_Text"><text:tab/>{</text:p>
      <text:p text:style-name="Preformatted_20_Text"><text:s text:c="12"/>'human_name': 'example app',</text:p>
      <text:p text:style-name="Preformatted_20_Text"><text:s text:c="12"/>'bus_name': 'com.example.GtkApplication',</text:p>
      <text:p text:style-name="Preformatted_20_Text"><text:s text:c="12"/>'share_types': [ 'text/plain' ],</text:p>
      <text:p text:style-name="Preformatted_20_Text"><text:s text:c="12"/>'share_files': True</text:p>
      <text:p text:style-name="Preformatted_20_Text"><text:s text:c="7"/>}</text:p>
      <text:p text:style-name="P7"/>
      <text:h text:style-name="Heading_20_4" text:outline-level="4">Functions Code Sample</text:h>
      <text:p text:style-name="Preformatted_20_Text"><text:s text:c="4"/>@dbus.service.method("com.brainstormtrooper.ShareService", in_signature='s', out_signature='s')</text:p>
      <text:p text:style-name="Preformatted_20_Text"><text:s text:c="4"/>def get_sharing_apps(self, mime):</text:p>
      <text:p text:style-name="Preformatted_20_Text"><text:s text:c="8"/>res = []</text:p>
      <text:p text:style-name="Preformatted_20_Text"><text:s text:c="8"/>for s in self.subscribers:</text:p>
      <text:p text:style-name="Preformatted_20_Text"><text:s text:c="12"/>match = False</text:p>
      <text:p text:style-name="Preformatted_20_Text"><text:s text:c="12"/>for shareable in s['share_types']:</text:p>
      <text:p text:style-name="Preformatted_20_Text"><text:s text:c="16"/>if mime == shareable or (shareable.split('/')[1] == '*' and shareable.split('/')[0] == mime.split('/')[0]):</text:p>
      <text:p text:style-name="Preformatted_20_Text"><text:s text:c="20"/>match = True</text:p>
      <text:p text:style-name="Preformatted_20_Text"><text:s text:c="12"/>if match:</text:p>
      <text:p text:style-name="Preformatted_20_Text"><text:s text:c="16"/>res.append(s)</text:p>
      <text:p text:style-name="Preformatted_20_Text"><text:s text:c="8"/>return json.dumps(res)</text:p>
      <text:p text:style-name="Preformatted_20_Text"><text:s text:c="8"/></text:p>
      <text:p text:style-name="Preformatted_20_Text"><text:s text:c="4"/></text:p>
      <text:p text:style-name="Preformatted_20_Text"><text:s text:c="4"/>@dbus.service.method("com.brainstormtrooper.ShareService", in_signature='s', out_signature='s')</text:p>
      <text:p text:style-name="Preformatted_20_Text"><text:s text:c="4"/>def register_sharing(self, ob):</text:p>
      <text:p text:style-name="Preformatted_20_Text"><text:s text:c="8"/>myob = json.loads(ob)</text:p>
      <text:p text:style-name="Preformatted_20_Text"><text:s text:c="8"/>if myob not in self.subscribers:</text:p>
      <text:p text:style-name="Preformatted_20_Text"><text:s text:c="12"/>self.subscribers.append(myob)</text:p>
      <text:p text:style-name="Preformatted_20_Text"><text:s text:c="12"/>print("New subscriber:", myob['human_name'])</text:p>
      <text:p text:style-name="Preformatted_20_Text"><text:soft-page-break/><text:s text:c="12"/>res = '{“status_code”: 202, “message”: “Registration created”}'</text:p>
      <text:p text:style-name="Preformatted_20_Text"><text:s text:c="8"/>else:</text:p>
      <text:p text:style-name="Preformatted_20_Text"><text:s text:c="12"/>res = '{“status_code”: 200, “message”: “Already registered”}'</text:p>
      <text:p text:style-name="Preformatted_20_Text"><text:s text:c="8"/>return res</text:p>
      <text:p text:style-name="Preformatted_20_Text"/>
      <text:p text:style-name="Preformatted_20_Text"/>
      <text:h text:style-name="Heading_20_3" text:outline-level="3">Applications</text:h>
      <text:p text:style-name="Text_20_body">Applications need to <text:span text:style-name="T8">implement </text:span><text:span text:style-name="T9">a sharing interface on Dbus to accept shared content</text:span><text:span text:style-name="T8">:</text:span></text:p>
      <text:p text:style-name="P12">The interface must accept and return a string (JSON).</text:p>
      <text:h text:style-name="P13" text:outline-level="4">Sample Interface Declaration</text:h>
      <text:p text:style-name="P14">interface_xml = """</text:p>
      <text:p text:style-name="P14">&lt;node&gt;</text:p>
      <text:p text:style-name="P14"><text:s text:c="2"/>&lt;interface name='com.example.GtkApplicationSender.sharing'&gt;</text:p>
      <text:p text:style-name="P14"><text:s text:c="4"/>&lt;method name='share_content'&gt;</text:p>
      <text:p text:style-name="P14"><text:s text:c="6"/>&lt;arg type='s' name='<text:span text:style-name="T10">content</text:span>' direction='in'/&gt;</text:p>
      <text:p text:style-name="P14"><text:s text:c="6"/>&lt;arg type='s' name='response' direction='out'/&gt;</text:p>
      <text:p text:style-name="P14"><text:s text:c="4"/>&lt;/method&gt;</text:p>
      <text:p text:style-name="P14"><text:s text:c="2"/>&lt;/interface&gt;</text:p>
      <text:p text:style-name="P14">&lt;/node&gt;</text:p>
      <text:p text:style-name="P14">""" </text:p>
      <text:p text:style-name="P14">Gio.DBusConnection.register_object(</text:p>
      <text:p text:style-name="P14"><text:s text:c="4"/>bus,</text:p>
      <text:p text:style-name="P14"><text:s text:c="4"/>'/com/example/GtkApplicationSender/sharing',</text:p>
      <text:p text:style-name="P14"><text:s text:c="4"/>Gio.DBusNodeInfo.new_for_xml(interface_xml).interfaces[0],</text:p>
      <text:p text:style-name="P14"><text:s text:c="4"/>self.do_handle_incoming_share</text:p>
      <text:p text:style-name="P14">)</text:p>
      <text:p text:style-name="P14"/>
      <text:p text:style-name="P12">The application should implement a callback function to treat the received content:</text:p>
      <text:list text:style-name="L2">
        <text:list-item>
          <text:p text:style-name="P15">do_handle_incoming_share(content)</text:p>
          <text:list>
            <text:list-item>
              <text:p text:style-name="P15">Param “content” <text:span text:style-name="T11">is a JSON string containing the mime_type and base64 encoded content being shared.</text:span></text:p>
              <text:list>
                <text:list-item>
                  <text:p text:style-name="P15">{“mime_type”: “text/plain”, “contents”: “&lt;&lt;<text:span text:style-name="T12">base64_encoded_string&gt;&gt;</text:span>”}</text:p>
                </text:list-item>
              </text:list>
            </text:list-item>
            <text:list-item>
              <text:p text:style-name="P16">Returns a JSON string containing a staus_code and a message.</text:p>
              <text:list>
                <text:list-item>
                  <text:p text:style-name="P16">{"status_code": 200, "message": "Accepted"}</text:p>
                </text:list-item>
                <text:list-item>
                  <text:p text:style-name="P16">{"status_code": 400, "message": "Invalid"}</text:p>
                </text:list-item>
              </text:list>
            </text:list-item>
          </text:list>
        </text:list-item>
      </text:list>
      <text:h text:style-name="P13" text:outline-level="4">Callback Sample</text:h>
      <text:p text:style-name="Preformatted_20_Text"/>
      <text:p text:style-name="Preformatted_20_Text">def do_handle_incoming_share(self, c, <text:span text:style-name="T13">d</text:span>, path, interface, method, payload, invocation):</text:p>
      <text:p text:style-name="Preformatted_20_Text"><text:s text:c="4"/>print(payload)</text:p>
      <text:p text:style-name="Preformatted_20_Text"><text:s text:c="4"/>response = '{"status_code": 200, "message": "Accepted"}'</text:p>
      <text:p text:style-name="Preformatted_20_Text"><text:s text:c="4"/>self.label.set_label(payload.unpack()[0])</text:p>
      <text:p text:style-name="Preformatted_20_Text"><text:s text:c="4"/>invocation.return_value(GLib.Variant('(s)', (response,)))</text:p>
      <text:p text:style-name="Preformatted_20_Text"/>
      <text:p text:style-name="P12"/>
      <text:p text:style-name="P12"><text:soft-page-break/>The application should <text:span text:style-name="T14">make two calls to the Dbus sharing service:</text:span></text:p>
      <text:p text:style-name="P17">(See above Dbus service description for details of these functions)</text:p>
      <text:list text:style-name="L3">
        <text:list-item>
          <text:p text:style-name="P18">register_sharing(object): <text:span text:style-name="T15">Informs Dbus of what content the calling application can share</text:span></text:p>
        </text:list-item>
        <text:list-item>
          <text:p text:style-name="P18">get_sharing_apps(mime_type): <text:span text:style-name="T15">Asks Dbus for a list of applications that share a certain mime-type</text:span></text:p>
        </text:list-item>
      </text:list>
      <text:h text:style-name="Heading_20_4" text:outline-level="4" text:is-list-header="true">Sample Calls to Dbus Service</text:h>
      <text:p text:style-name="Preformatted_20_Text"/>
      <text:p text:style-name="Preformatted_20_Text">bus = Gio.bus_get_sync(Gio.BusType.SESSION, None)</text:p>
      <text:p text:style-name="Preformatted_20_Text">proxy = Gio.DBusProxy.new_sync(</text:p>
      <text:p text:style-name="Preformatted_20_Text"><text:s text:c="4"/>bus,</text:p>
      <text:p text:style-name="Preformatted_20_Text"><text:s text:c="4"/>Gio.DBusProxyFlags.NONE,</text:p>
      <text:p text:style-name="Preformatted_20_Text"><text:s text:c="4"/>None,</text:p>
      <text:p text:style-name="Preformatted_20_Text"><text:s text:c="4"/>'com.brainstormtrooper.ShareService',</text:p>
      <text:p text:style-name="Preformatted_20_Text"><text:s text:c="4"/>'/com/brainstormtrooper/ShareService',</text:p>
      <text:p text:style-name="Preformatted_20_Text"><text:s text:c="4"/>'com.brainstormtrooper.ShareService',</text:p>
      <text:p text:style-name="Preformatted_20_Text"><text:s text:c="4"/>None</text:p>
      <text:p text:style-name="Preformatted_20_Text">) <text:s text:c="7"/></text:p>
      <text:p text:style-name="Preformatted_20_Text">reg = {</text:p>
      <text:p text:style-name="Preformatted_20_Text"><text:s text:c="8"/>'human_name': '<text:span text:style-name="T16">My </text:span>app',</text:p>
      <text:p text:style-name="Preformatted_20_Text"><text:s text:c="8"/>'bus_name': 'com.example.GtkApplication',</text:p>
      <text:p text:style-name="Preformatted_20_Text"><text:s text:c="8"/>'share_types': [ 'text/plain' ],</text:p>
      <text:p text:style-name="Preformatted_20_Text"><text:s text:c="8"/>'share_files': True</text:p>
      <text:p text:style-name="Preformatted_20_Text"><text:s text:c="4"/>}</text:p>
      <text:p text:style-name="Preformatted_20_Text">result = proxy.register_sharing('(s)', json.dumps(reg))</text:p>
      <text:p text:style-name="Preformatted_20_Text"/>
      <text:p text:style-name="Preformatted_20_Text">registered = proxy.get_sharing_apps('(s)', 'text/plain')</text:p>
      <text:p text:style-name="Preformatted_20_Text"/>
      <text:p text:style-name="Preformatted_20_Text"/>
      <text:p text:style-name="P19"><text:span text:style-name="T17">Finally, applications should implement a call to the receiving application on the bus.</text:span></text:p>
      <text:p text:style-name="P20">(See share reception above for more information)</text:p>
      <text:list text:style-name="L4">
        <text:list-item>
          <text:p text:style-name="P21">share_<text:span text:style-name="T18">something</text:span>(content) </text:p>
          <text:list>
            <text:list-item>
              <text:p text:style-name="P22">Param content is a JSON string conting the mime_type and base64 encoded content to share<text:line-break/><text:span text:style-name="T9">{“mime_type”: “text/plain”, “contents”: “&lt;&lt;</text:span><text:span text:style-name="T12">base64_encoded_string&gt;&gt;</text:span><text:span text:style-name="T9">”}</text:span></text:p>
            </text:list-item>
          </text:list>
        </text:list-item>
      </text:list>
      <text:h text:style-name="P23" text:outline-level="4">Sample Share Call</text:h>
      <text:p text:style-name="Preformatted_20_Text"/>
      <text:p text:style-name="Preformatted_20_Text"><text:s text:c="8"/>myproxy = Gio.DBusProxy.new_sync(</text:p>
      <text:p text:style-name="Preformatted_20_Text"><text:s text:c="12"/>bus,</text:p>
      <text:p text:style-name="Preformatted_20_Text"><text:s text:c="12"/>Gio.DBusProxyFlags.NONE,</text:p>
      <text:p text:style-name="Preformatted_20_Text"><text:s text:c="12"/>None,</text:p>
      <text:p text:style-name="Preformatted_20_Text"><text:s text:c="12"/>item.get_subtitle(),</text:p>
      <text:p text:style-name="Preformatted_20_Text"><text:s text:c="12"/>'/' + item.get_subtitle().replace('.','/') <text:s/>+ '/sharing',</text:p>
      <text:p text:style-name="Preformatted_20_Text"><text:s text:c="12"/>item.get_subtitle() + '.sharing',</text:p>
      <text:p text:style-name="Preformatted_20_Text"><text:s text:c="12"/>None</text:p>
      <text:p text:style-name="Preformatted_20_Text"><text:s text:c="8"/>) <text:s/></text:p>
      <text:p text:style-name="Preformatted_20_Text"><text:s text:c="8"/>payload = {'mime_type': 'text/plain', 'contents': GLib.base64_encode(b'some text')}</text:p>
      <text:p text:style-name="Preformatted_20_Text"><text:s text:c="8"/>res = myproxy.share_content('(s)', json.dumps(payload)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5T21:27:11.038972977</meta:creation-date>
    <dc:date>2024-10-28T18:34:10.211193635</dc:date>
    <meta:editing-duration>P2DT4H59M18S</meta:editing-duration>
    <meta:editing-cycles>35</meta:editing-cycles>
    <meta:generator>LibreOffice/24.8.2.1$Linux_X86_64 LibreOffice_project/480$Build-1</meta:generator>
    <meta:document-statistic meta:table-count="0" meta:image-count="0" meta:object-count="0" meta:page-count="4" meta:paragraph-count="134" meta:word-count="669" meta:character-count="6105" meta:non-whitespace-character-count="5060"/>
  </office:meta>
</office:document-meta>
</file>